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8dfed" officeooo:paragraph-rsid="0018dfed"/>
    </style:style>
    <style:style style:name="P2" style:family="paragraph" style:parent-style-name="Text_20_body">
      <style:text-properties officeooo:rsid="001abf1f" officeooo:paragraph-rsid="001abf1f"/>
    </style:style>
    <style:style style:name="P3" style:family="paragraph" style:parent-style-name="Text_20_body" style:list-style-name="L1">
      <style:text-properties officeooo:rsid="001abf1f" officeooo:paragraph-rsid="001abf1f"/>
    </style:style>
    <style:style style:name="P4" style:family="paragraph" style:parent-style-name="Text_20_body" style:list-style-name="L1">
      <style:text-properties officeooo:rsid="001be519" officeooo:paragraph-rsid="001be519"/>
    </style:style>
    <style:style style:name="P5" style:family="paragraph" style:parent-style-name="Text_20_body">
      <style:text-properties officeooo:rsid="001be519" officeooo:paragraph-rsid="001be519"/>
    </style:style>
    <style:style style:name="P6" style:family="paragraph" style:parent-style-name="Text_20_body">
      <style:text-properties officeooo:rsid="001c9eba" officeooo:paragraph-rsid="001c9eba"/>
    </style:style>
    <style:style style:name="P7" style:family="paragraph" style:parent-style-name="Text_20_body">
      <style:text-properties officeooo:rsid="001ebff3" officeooo:paragraph-rsid="001ebff3"/>
    </style:style>
    <style:style style:name="P8" style:family="paragraph" style:parent-style-name="Text_20_body" style:list-style-name="L2">
      <style:text-properties officeooo:rsid="001ebff3" officeooo:paragraph-rsid="001ebff3"/>
    </style:style>
    <style:style style:name="P9" style:family="paragraph" style:parent-style-name="Text_20_body" style:list-style-name="L2">
      <style:text-properties officeooo:rsid="00212d8e" officeooo:paragraph-rsid="00212d8e"/>
    </style:style>
    <style:style style:name="P10" style:family="paragraph" style:parent-style-name="Text_20_body">
      <style:text-properties officeooo:rsid="00242822" officeooo:paragraph-rsid="00242822"/>
    </style:style>
    <style:style style:name="T1" style:family="text">
      <style:text-properties officeooo:rsid="001e016e"/>
    </style:style>
    <style:style style:name="T2" style:family="text">
      <style:text-properties officeooo:rsid="001f7dd6"/>
    </style:style>
    <style:style style:name="T3" style:family="text">
      <style:text-properties officeooo:rsid="001f0992"/>
    </style:style>
    <style:style style:name="T4" style:family="text">
      <style:text-properties officeooo:rsid="00238100"/>
    </style:style>
    <style:style style:name="T5" style:family="text">
      <style:text-properties officeooo:rsid="0022a305"/>
    </style:style>
    <style:style style:name="T6" style:family="text">
      <style:text-properties officeooo:rsid="0025a117"/>
    </style:style>
    <style:style style:name="T7" style:family="text">
      <style:text-properties officeooo:rsid="0026495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ème ppal : Rêve</text:p>
      <text:p text:style-name="P1">Thèmes secondaires : Sans arrêt, dystopien, différence de taille</text:p>
      <text:p text:style-name="P1"/>
      <text:p text:style-name="P2">Idées de gameplay :</text:p>
      <text:list text:style-name="L1">
        <text:list-item>
          <text:p text:style-name="P3">Roguelike ou jeu textuel : Le joueur fait un rêve où il traverse un donjon. Le but n’est pas d’arriver à la fin, mais de monter le plus d’étages que possible. Cependant, il a une jauge de sommeil qui se vide au fil du temps et quand il réalise plusieurs actions (combat, pièges, utiliser des objets, etc.) Si la jauge atteint 0, il se réveille. Il peut remplir cette jauge en utilisant des objets dédiés (pilules, etc.), en tuant des ennemis, ou en changeant d’étage.</text:p>
        </text:list-item>
        <text:list-item>
          <text:p text:style-name="P4">RPG inspiré de Yume Nikki : Le joueur traverse une dépression et prend des somnifères pour l’aider à dormir. La nuit, il est assailli de cauchemars dans lesquels il doit confronter les démons de son passé s’il veut espérer sauver sa santé mentale.</text:p>
        </text:list-item>
      </text:list>
      <text:p text:style-name="P5"/>
      <text:p text:style-name="P6">On va partir sur le <text:span text:style-name="T1">jeu textuel, ce sera plus simple pour une jam.</text:span></text:p>
      <text:p text:style-name="P7">3 épreuves : </text:p>
      <text:list text:style-name="L2">
        <text:list-item>
          <text:p text:style-name="P8">Courage : Le joueur doit se mettre nu et sauter dans la gueule d’un monstre, remplie de tentacules. Le joueur doit se laisser sucer sans se débattre ou blesser la créature. <text:span text:style-name="T2">S’il la blesse, il sera dévoré vif, puis renvoyé à l’entrée. S’il réussit à jouir dans sa bouche, la créature se retirera sous terre et laissera derrière elle la petite clé.</text:span></text:p>
        </text:list-item>
        <text:list-item>
          <text:p text:style-name="P8">Passion : Le joueur doit choisir entre une femme humaine ou un monstre femelle, puis la baiser. Choisir l’humaine le brûlera vif et le ramènera à l’entrée. Choisir <text:span text:style-name="T3">le monstre déclenchera un interrupteur dans son vagin qui ouvrira le coffret contenant la grande clé.</text:span></text:p>
        </text:list-item>
        <text:list-item>
          <text:p text:style-name="P9"><text:span text:style-name="T4">Pulsion</text:span> : <text:span text:style-name="T5">Le joueur doit affronter une créature chasseresse à l’apparence hostile. Le joueur peut choisir de l’affronter, s’enfuir ou l’approcher. Les 2 1è options le tuent et le renvoient à l’entrée. La dernière mène à un jeu d’amadouement où le joueur parvient à caresser la créature et à lui dérober la </text:span><text:span text:style-name="T6">moyenne </text:span><text:span text:style-name="T5">clé attachée à son collier, en échange d’une fellation.</text:span></text:p>
        </text:list-item>
      </text:list>
      <text:p text:style-name="P10">C’est derrière l’épreuve de la pulsion que se trouve la porte finale, nécessitant les 3 clés. <text:span text:style-name="T7">Derrière se trouve la créature de la statuet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6H12M6S</meta:editing-duration>
    <meta:editing-cycles>15</meta:editing-cycles>
    <meta:generator>LibreOffice/25.2.4.3$Windows_X86_64 LibreOffice_project/33e196637044ead23f5c3226cde09b47731f7e27</meta:generator>
    <meta:creation-date>2025-09-13T06:56:58.312061400</meta:creation-date>
    <dc:title>Format de texte</dc:title>
    <dc:date>2025-09-16T22:33:17.295555300</dc:date>
    <meta:document-statistic meta:table-count="0" meta:image-count="0" meta:object-count="0" meta:page-count="1" meta:paragraph-count="11" meta:word-count="359" meta:character-count="2019" meta:non-whitespace-character-count="1675"/>
    <meta:template xlink:type="simple" xlink:actuate="onRequest" xlink:title="Format de texte" xlink:href="file:///C:/Users/Clément/AppData/Roaming/LibreOffice/4/user/template/Format%20de%20texte1.ott" meta:date="2025-09-13T06:56:57.902655000"/>
  </office:meta>
</office:document-meta>
</file>